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RO CACERES LUI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68637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RO CACERES LUI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7639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67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581438</text:p>
          </table:table-cell>
          <table:table-cell table:style-name="Tabla2.A2" office:value-type="string">
            <text:p text:style-name="P9">817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ANCELO SALDO DE S/5.00 DE EMBARQUE DE PAV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56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